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8F0000045906D2413F5B202199.png" manifest:media-type="image/png"/>
  <manifest:file-entry manifest:full-path="Pictures/1000020100000459000004597FF899A9D14F5DC4.png" manifest:media-type="image/png"/>
  <manifest:file-entry manifest:full-path="Pictures/100002010000058F0000045973ADB7FC6A9D209C.png" manifest:media-type="image/png"/>
  <manifest:file-entry manifest:full-path="Pictures/100002010000058F000004597F6BBA2B924A27BE.png" manifest:media-type="image/png"/>
  <manifest:file-entry manifest:full-path="Pictures/100002010000058F000004593B721BEA98D4D4F6.png" manifest:media-type="image/png"/>
  <manifest:file-entry manifest:full-path="Pictures/100002010000058F00000459B8549BEAEB08E4FB.png" manifest:media-type="image/png"/>
  <manifest:file-entry manifest:full-path="Pictures/100002010000045900000459CF367E508EE62011.png" manifest:media-type="image/png"/>
  <manifest:file-entry manifest:full-path="Pictures/100002010000045900000459F1FB09429521446D.png" manifest:media-type="image/png"/>
  <manifest:file-entry manifest:full-path="Pictures/100002010000045900000459470179C48BD7560D.png" manifest:media-type="image/png"/>
  <manifest:file-entry manifest:full-path="Pictures/1000020100000459000004595FC4E56D1899DD50.png" manifest:media-type="image/png"/>
  <manifest:file-entry manifest:full-path="Pictures/100002010000045900000459FCD9D345E5CD8923.png" manifest:media-type="image/png"/>
  <manifest:file-entry manifest:full-path="Pictures/100002010000058F000004592A1F6F2CE20CAF20.png" manifest:media-type="image/png"/>
  <manifest:file-entry manifest:full-path="Pictures/10000201000004590000045989397153E94B14F2.png" manifest:media-type="image/png"/>
  <manifest:file-entry manifest:full-path="Pictures/100002010000045900000459C5F22CB52C3B7588.png" manifest:media-type="image/png"/>
  <manifest:file-entry manifest:full-path="Pictures/10000201000004590000045909C387EF6B4CAE3E.png" manifest:media-type="image/png"/>
  <manifest:file-entry manifest:full-path="Pictures/100002010000045900000459FBC723181B28011C.png" manifest:media-type="image/png"/>
  <manifest:file-entry manifest:full-path="Pictures/100002010000058F00000459CAFE5B112A891246.png" manifest:media-type="image/png"/>
  <manifest:file-entry manifest:full-path="Pictures/100002010000045900000459AAB5B61DFCA8D1AF.png" manifest:media-type="image/png"/>
  <manifest:file-entry manifest:full-path="Pictures/10000201000004590000045971EE8AE7BD1234D0.png" manifest:media-type="image/png"/>
  <manifest:file-entry manifest:full-path="Pictures/100002010000058F0000045917E45038446F5189.png" manifest:media-type="image/png"/>
  <manifest:file-entry manifest:full-path="Pictures/100002010000045900000459DE754CFA06337728.png" manifest:media-type="image/png"/>
  <manifest:file-entry manifest:full-path="Pictures/100002010000045900000459837327FEABB002FC.png" manifest:media-type="image/png"/>
  <manifest:file-entry manifest:full-path="Pictures/100002010000045900000459D01A7B1EC2B10740.png" manifest:media-type="image/png"/>
  <manifest:file-entry manifest:full-path="Pictures/1000020100000459000004593AD1342E10FB0E00.png" manifest:media-type="image/png"/>
  <manifest:file-entry manifest:full-path="Pictures/100002010000017E00000171B2E26664B87D723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Garamond" svg:font-family="Garamond" style:font-family-generic="roman"/>
    <style:font-face style:name="Garamond1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2.89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color="#ffffff" fo:font-size="32pt" style:font-size-asian="32pt" style:font-size-complex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ffffff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11.808cm" svg:height="2.894cm" svg:x="0.254cm" svg:y="0.074cm" presentation:class="title" presentation:user-transformed="true">
          <draw:text-box>
            <text:p text:style-name="P1"><text:span text:style-name="T1">V</text:span><text:span text:style-name="T1">o</text:span><text:span text:style-name="T1">l</text:span><text:span text:style-name="T1">u</text:span><text:span text:style-name="T1">n</text:span><text:span text:style-name="T1">t</text:span><text:span text:style-name="T1">e</text:span><text:span text:style-name="T1">e</text:span><text:span text:style-name="T1">r</text:span><text:span text:style-name="T1"> </text:span><text:span text:style-name="T1">d</text:span><text:span text:style-name="T1">a</text:span><text:span text:style-name="T1">t</text:span><text:span text:style-name="T1">a</text:span><text:span text:style-name="T1"><text:line-break/></text:span><text:span text:style-name="T1">t</text:span><text:span text:style-name="T1"> </text:span><text:span text:style-name="T1">T</text:span><text:span text:style-name="T1">2</text:span><text:span text:style-name="T1"> </text:span><text:span text:style-name="T1">3</text:span><text:span text:style-name="T1">D</text:span><text:span text:style-name="T1"> </text:span><text:span text:style-name="T1">T</text:span><text:span text:style-name="T1">S</text:span><text:span text:style-name="T1">E</text:span><text:span text:style-name="T1"> </text:span><text:span text:style-name="T1">F</text:span><text:span text:style-name="T1">L</text:span><text:span text:style-name="T1">A</text:span><text:span text:style-name="T1">I</text:span><text:span text:style-name="T1">R</text:span><text:span text:style-name="T1"><text:line-break/></text:span><text:span text:style-name="T1">(</text:span><text:span text:style-name="T1">m</text:span><text:span text:style-name="T1">o</text:span><text:span text:style-name="T1">t</text:span><text:span text:style-name="T1">i</text:span><text:span text:style-name="T1">o</text:span><text:span text:style-name="T1">n</text:span><text:span text:style-name="T1">-</text:span><text:span text:style-name="T1">c</text:span><text:span text:style-name="T1">o</text:span><text:span text:style-name="T1">r</text:span><text:span text:style-name="T1">r</text:span><text:span text:style-name="T1">u</text:span><text:span text:style-name="T1">p</text:span><text:span text:style-name="T1">t</text:span><text:span text:style-name="T1">e</text:span><text:span text:style-name="T1">d</text:span><text:span text:style-name="T1">)</text:span></text:p>
          </draw:text-box>
        </draw:frame>
        <draw:frame draw:style-name="gr1" draw:text-style-name="P3" draw:layer="layout" svg:width="7.62cm" svg:height="7.62cm" svg:x="14.032cm" svg:y="0.2cm">
          <draw:image xlink:href="Pictures/100002010000045900000459470179C48BD7560D.png" xlink:type="simple" xlink:show="embed" xlink:actuate="onLoad" loext:mime-type="image/png">
            <text:p/>
          </draw:image>
        </draw:frame>
        <draw:frame draw:style-name="gr1" draw:text-style-name="P3" draw:layer="layout" svg:width="7.62cm" svg:height="7.62cm" svg:x="14.042cm" svg:y="7.92cm">
          <draw:image xlink:href="Pictures/1000020100000459000004595FC4E56D1899DD50.png" xlink:type="simple" xlink:show="embed" xlink:actuate="onLoad" loext:mime-type="image/png">
            <text:p/>
          </draw:image>
        </draw:frame>
        <draw:frame draw:style-name="gr1" draw:text-style-name="P3" draw:layer="layout" svg:width="7.62cm" svg:height="7.62cm" svg:x="6.328cm" svg:y="7.92cm">
          <draw:image xlink:href="Pictures/10000201000004590000045989397153E94B14F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1cm" svg:height="10.476cm" svg:x="1.484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11.808cm" svg:height="2.894cm" svg:x="0.254cm" svg:y="0.074cm" presentation:class="title" presentation:user-transformed="true">
          <draw:text-box>
            <text:p text:style-name="P1"><text:span text:style-name="T1">Volunteer data</text:span><text:span text:style-name="T1"><text:line-break/></text:span><text:span text:style-name="T1">t T2 3D TSE FLAIR</text:span><text:span text:style-name="T1"><text:line-break/></text:span><text:span text:style-name="T1">(“ground-truth”)</text:span></text:p>
          </draw:text-box>
        </draw:frame>
        <draw:frame draw:style-name="gr1" draw:text-style-name="P3" draw:layer="layout" svg:width="7.62cm" svg:height="7.62cm" svg:x="14.032cm" svg:y="0.2cm">
          <draw:image xlink:href="Pictures/100002010000045900000459837327FEABB002FC.png" xlink:type="simple" xlink:show="embed" xlink:actuate="onLoad" loext:mime-type="image/png">
            <text:p/>
          </draw:image>
        </draw:frame>
        <draw:frame draw:style-name="gr1" draw:text-style-name="P3" draw:layer="layout" svg:width="7.62cm" svg:height="7.62cm" svg:x="14.042cm" svg:y="7.92cm">
          <draw:image xlink:href="Pictures/100002010000045900000459FBC723181B28011C.png" xlink:type="simple" xlink:show="embed" xlink:actuate="onLoad" loext:mime-type="image/png">
            <text:p/>
          </draw:image>
        </draw:frame>
        <draw:frame draw:style-name="gr1" draw:text-style-name="P3" draw:layer="layout" svg:width="7.62cm" svg:height="7.62cm" svg:x="6.328cm" svg:y="7.92cm">
          <draw:image xlink:href="Pictures/10000201000004590000045909C387EF6B4CAE3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1cm" svg:height="10.476cm" svg:x="1.484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11.808cm" svg:height="2.894cm" svg:x="0.254cm" svg:y="0.074cm" presentation:class="title" presentation:user-transformed="true">
          <draw:text-box>
            <text:p text:style-name="P1"><text:span text:style-name="T1">Volunteer data</text:span><text:span text:style-name="T1"><text:line-break/></text:span><text:span text:style-name="T1">t T2 3D TSE FLAIR</text:span><text:span text:style-name="T1"><text:line-break/></text:span><text:span text:style-name="T1">(motion-corrected)</text:span></text:p>
          </draw:text-box>
        </draw:frame>
        <draw:frame draw:style-name="gr1" draw:text-style-name="P3" draw:layer="layout" svg:width="7.62cm" svg:height="7.62cm" svg:x="14.032cm" svg:y="0.2cm">
          <draw:image xlink:href="Pictures/100002010000045900000459C5F22CB52C3B7588.png" xlink:type="simple" xlink:show="embed" xlink:actuate="onLoad" loext:mime-type="image/png">
            <text:p/>
          </draw:image>
        </draw:frame>
        <draw:frame draw:style-name="gr1" draw:text-style-name="P3" draw:layer="layout" svg:width="7.62cm" svg:height="7.62cm" svg:x="14.042cm" svg:y="7.92cm">
          <draw:image xlink:href="Pictures/100002010000045900000459AAB5B61DFCA8D1AF.png" xlink:type="simple" xlink:show="embed" xlink:actuate="onLoad" loext:mime-type="image/png">
            <text:p/>
          </draw:image>
        </draw:frame>
        <draw:frame draw:style-name="gr1" draw:text-style-name="P3" draw:layer="layout" svg:width="7.62cm" svg:height="7.62cm" svg:x="6.328cm" svg:y="7.92cm">
          <draw:image xlink:href="Pictures/10000201000004590000045971EE8AE7BD1234D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1cm" svg:height="10.476cm" svg:x="1.484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11.808cm" svg:height="2.894cm" svg:x="0.254cm" svg:y="0.074cm" presentation:class="title" presentation:user-transformed="true">
          <draw:text-box>
            <text:p text:style-name="P1"><text:span text:style-name="T1">Volunteer data</text:span><text:span text:style-name="T1"><text:line-break/></text:span><text:span text:style-name="T1">t T1 3D TFE</text:span><text:span text:style-name="T1"><text:line-break/></text:span><text:span text:style-name="T1">(prior)</text:span></text:p>
          </draw:text-box>
        </draw:frame>
        <draw:frame draw:style-name="gr1" draw:text-style-name="P3" draw:layer="layout" svg:width="7.62cm" svg:height="7.62cm" svg:x="14.032cm" svg:y="0.2cm">
          <draw:image xlink:href="Pictures/100002010000045900000459DE754CFA06337728.png" xlink:type="simple" xlink:show="embed" xlink:actuate="onLoad" loext:mime-type="image/png">
            <text:p/>
          </draw:image>
        </draw:frame>
        <draw:frame draw:style-name="gr1" draw:text-style-name="P3" draw:layer="layout" svg:width="7.62cm" svg:height="7.62cm" svg:x="14.042cm" svg:y="7.92cm">
          <draw:image xlink:href="Pictures/1000020100000459000004593AD1342E10FB0E00.png" xlink:type="simple" xlink:show="embed" xlink:actuate="onLoad" loext:mime-type="image/png">
            <text:p/>
          </draw:image>
        </draw:frame>
        <draw:frame draw:style-name="gr1" draw:text-style-name="P3" draw:layer="layout" svg:width="7.62cm" svg:height="7.62cm" svg:x="6.328cm" svg:y="7.92cm">
          <draw:image xlink:href="Pictures/100002010000045900000459D01A7B1EC2B10740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8.621cm" svg:height="10.476cm" svg:x="1.484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11.808cm" svg:height="2.894cm" svg:x="0.254cm" svg:y="0.074cm" presentation:class="title" presentation:user-transformed="true">
          <draw:text-box>
            <text:p text:style-name="P1"><text:span text:style-name="T1">Sampling pattern</text:span></text:p>
          </draw:text-box>
        </draw:frame>
        <draw:frame draw:style-name="gr1" draw:text-style-name="P3" draw:layer="layout" svg:width="9.701cm" svg:height="9.371cm" svg:x="9.215cm" svg:y="3.229cm">
          <draw:image xlink:href="Pictures/100002010000017E00000171B2E26664B87D723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1cm" svg:height="10.476cm" svg:x="1.484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11.808cm" svg:height="2.894cm" svg:x="0.254cm" svg:y="0.074cm" presentation:class="title" presentation:user-transformed="true">
          <draw:text-box>
            <text:p text:style-name="P1"><text:span text:style-name="T1">Patient data</text:span><text:span text:style-name="T1"><text:line-break/></text:span><text:span text:style-name="T1">t T1 3D TFE gd</text:span><text:span text:style-name="T1"><text:line-break/></text:span><text:span text:style-name="T1">(motion-corrupted)</text:span></text:p>
          </draw:text-box>
        </draw:frame>
        <draw:frame draw:style-name="gr3" draw:text-style-name="P5" draw:layer="layout" svg:width="7.972cm" svg:height="7.972cm" svg:x="14.2cm" svg:y="0.508cm">
          <draw:image xlink:href="Pictures/100002010000045900000459F1FB09429521446D.png" xlink:type="simple" xlink:show="embed" xlink:actuate="onLoad" loext:mime-type="image/png">
            <text:p/>
          </draw:image>
        </draw:frame>
        <draw:frame draw:style-name="gr3" draw:text-style-name="P5" draw:layer="layout" svg:width="7.976cm" svg:height="6.223cm" svg:x="14.198cm" svg:y="8.763cm">
          <draw:image xlink:href="Pictures/100002010000058F00000459CAFE5B112A891246.png" xlink:type="simple" xlink:show="embed" xlink:actuate="onLoad" loext:mime-type="image/png">
            <text:p/>
          </draw:image>
        </draw:frame>
        <draw:frame draw:style-name="gr3" draw:text-style-name="P5" draw:layer="layout" svg:width="7.95cm" svg:height="6.223cm" svg:x="5.816cm" svg:y="8.763cm">
          <draw:image xlink:href="Pictures/100002010000058F000004592A1F6F2CE20CAF2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1cm" svg:height="10.476cm" svg:x="1.484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11.808cm" svg:height="2.894cm" svg:x="0.254cm" svg:y="0.074cm" presentation:class="title" presentation:user-transformed="true">
          <draw:text-box>
            <text:p text:style-name="P1"><text:span text:style-name="T1">Patient data</text:span><text:span text:style-name="T1"><text:line-break/></text:span><text:span text:style-name="T1">t T1 3D TFE gd</text:span><text:span text:style-name="T1"><text:line-break/></text:span><text:span text:style-name="T1">(motion-corrected)</text:span></text:p>
          </draw:text-box>
        </draw:frame>
        <draw:frame draw:style-name="gr3" draw:text-style-name="P5" draw:layer="layout" svg:width="7.972cm" svg:height="7.972cm" svg:x="14.2cm" svg:y="0.508cm">
          <draw:image xlink:href="Pictures/100002010000045900000459CF367E508EE62011.png" xlink:type="simple" xlink:show="embed" xlink:actuate="onLoad" loext:mime-type="image/png">
            <text:p/>
          </draw:image>
        </draw:frame>
        <draw:frame draw:style-name="gr3" draw:text-style-name="P5" draw:layer="layout" svg:width="7.976cm" svg:height="6.223cm" svg:x="14.198cm" svg:y="8.763cm">
          <draw:image xlink:href="Pictures/100002010000058F00000459B8549BEAEB08E4FB.png" xlink:type="simple" xlink:show="embed" xlink:actuate="onLoad" loext:mime-type="image/png">
            <text:p/>
          </draw:image>
        </draw:frame>
        <draw:frame draw:style-name="gr3" draw:text-style-name="P5" draw:layer="layout" svg:width="7.95cm" svg:height="6.223cm" svg:x="5.816cm" svg:y="8.763cm">
          <draw:image xlink:href="Pictures/100002010000058F000004597F6BBA2B924A27BE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8.621cm" svg:height="10.476cm" svg:x="1.484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11.808cm" svg:height="2.894cm" svg:x="0.254cm" svg:y="0.074cm" presentation:class="title" presentation:user-transformed="true">
          <draw:text-box>
            <text:p text:style-name="P1"><text:span text:style-name="T1">Patient data</text:span><text:span text:style-name="T1"><text:line-break/></text:span><text:span text:style-name="T1">t T1 3D TFE gd</text:span><text:span text:style-name="T1"><text:line-break/></text:span><text:span text:style-name="T1">(“ground-truth”)</text:span></text:p>
          </draw:text-box>
        </draw:frame>
        <draw:frame draw:style-name="gr3" draw:text-style-name="P5" draw:layer="layout" svg:width="7.972cm" svg:height="7.972cm" svg:x="14.2cm" svg:y="0.508cm">
          <draw:image xlink:href="Pictures/100002010000045900000459FCD9D345E5CD8923.png" xlink:type="simple" xlink:show="embed" xlink:actuate="onLoad" loext:mime-type="image/png">
            <text:p/>
          </draw:image>
        </draw:frame>
        <draw:frame draw:style-name="gr3" draw:text-style-name="P5" draw:layer="layout" svg:width="7.976cm" svg:height="6.223cm" svg:x="14.198cm" svg:y="8.763cm">
          <draw:image xlink:href="Pictures/100002010000058F0000045917E45038446F5189.png" xlink:type="simple" xlink:show="embed" xlink:actuate="onLoad" loext:mime-type="image/png">
            <text:p/>
          </draw:image>
        </draw:frame>
        <draw:frame draw:style-name="gr3" draw:text-style-name="P5" draw:layer="layout" svg:width="7.95cm" svg:height="6.223cm" svg:x="5.816cm" svg:y="8.763cm">
          <draw:image xlink:href="Pictures/100002010000058F0000045973ADB7FC6A9D209C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8.621cm" svg:height="10.476cm" svg:x="1.484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11.808cm" svg:height="2.894cm" svg:x="0.254cm" svg:y="0.074cm" presentation:class="title" presentation:user-transformed="true">
          <draw:text-box>
            <text:p text:style-name="P1"><text:span text:style-name="T1">Patient data</text:span><text:span text:style-name="T1"><text:line-break/></text:span><text:span text:style-name="T1">t T2 TSE FLAIR</text:span><text:span text:style-name="T1"><text:line-break/></text:span><text:span text:style-name="T1">(prior)</text:span></text:p>
          </draw:text-box>
        </draw:frame>
        <draw:frame draw:style-name="gr3" draw:text-style-name="P5" draw:layer="layout" svg:width="7.972cm" svg:height="7.972cm" svg:x="14.2cm" svg:y="0.508cm">
          <draw:image xlink:href="Pictures/1000020100000459000004597FF899A9D14F5DC4.png" xlink:type="simple" xlink:show="embed" xlink:actuate="onLoad" loext:mime-type="image/png">
            <text:p/>
          </draw:image>
        </draw:frame>
        <draw:frame draw:style-name="gr3" draw:text-style-name="P5" draw:layer="layout" svg:width="7.976cm" svg:height="6.223cm" svg:x="14.198cm" svg:y="8.763cm">
          <draw:image xlink:href="Pictures/100002010000058F0000045906D2413F5B202199.png" xlink:type="simple" xlink:show="embed" xlink:actuate="onLoad" loext:mime-type="image/png">
            <text:p/>
          </draw:image>
        </draw:frame>
        <draw:frame draw:style-name="gr3" draw:text-style-name="P5" draw:layer="layout" svg:width="7.95cm" svg:height="6.223cm" svg:x="5.816cm" svg:y="8.763cm">
          <draw:image xlink:href="Pictures/100002010000058F000004593B721BEA98D4D4F6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8.621cm" svg:height="10.476cm" svg:x="1.484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Garamond" svg:font-family="Garamond" style:font-family-generic="roman"/>
    <style:font-face style:name="Garamond1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ckboard_20__28_black_29_-background" style:display-name="Blackboard (black)-background" style:family="presentation">
      <style:graphic-properties draw:stroke="none" draw:fill="solid" draw:fill-color="#000000"/>
      <style:text-properties style:letter-kerning="true"/>
    </style:style>
    <style:style style:name="Blackboard_20__28_black_29_-backgroundobjects" style:display-name="Blackboard (black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board_20__28_black_29_-notes" style:display-name="Blackboard (black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board_20__28_black_29_-outline1" style:display-name="Blackboard (black)-outline1" style:family="presentation">
      <style:graphic-properties draw:stroke="none" draw:fill="none" draw:auto-grow-height="false" draw:fit-to-size="shrink-to-fit" style:shrink-to-fit="true">
        <text:list-style style:name="Blackboard_20__28_black_29_-outline1" style:display-name="Blackboard (black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style:text-outline="false" style:text-line-through-style="none" style:text-line-through-type="none" style:font-name="Garamond" fo:font-family="Garamond" style:font-family-generic="roman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Blackboard_20__28_black_29_-outline2" style:display-name="Blackboard (black)-outline2" style:family="presentation" style:parent-style-name="Blackboard_20__28_black_29_-outline1">
      <style:paragraph-properties fo:margin-left="0cm" fo:margin-right="0cm" fo:margin-top="0.399cm" fo:margin-bottom="0cm" fo:text-indent="0cm"/>
      <style:text-properties fo:color="#ffffff" style:font-name="Garamond" fo:font-family="Garamond" style:font-family-generic="roman" fo:font-size="26pt" style:font-size-asian="26pt" style:font-size-complex="26pt"/>
    </style:style>
    <style:style style:name="Blackboard_20__28_black_29_-outline3" style:display-name="Blackboard (black)-outline3" style:family="presentation" style:parent-style-name="Blackboard_20__28_black_29_-outline2">
      <style:paragraph-properties fo:margin-left="0cm" fo:margin-right="0cm" fo:margin-top="0.299cm" fo:margin-bottom="0cm" fo:text-indent="0cm"/>
      <style:text-properties fo:color="#ffffff" style:font-name="Garamond" fo:font-family="Garamond" style:font-family-generic="roman" fo:font-size="26pt" style:font-size-asian="26pt" style:font-size-complex="26pt"/>
    </style:style>
    <style:style style:name="Blackboard_20__28_black_29_-outline4" style:display-name="Blackboard (black)-outline4" style:family="presentation" style:parent-style-name="Blackboard_20__28_black_29_-outline3">
      <style:paragraph-properties fo:margin-left="0cm" fo:margin-right="0cm" fo:margin-top="0.199cm" fo:margin-bottom="0cm" fo:text-indent="0cm"/>
      <style:text-properties fo:color="#ffffff" style:font-name="Garamond" fo:font-family="Garamond" style:font-family-generic="roman" fo:font-size="26pt" style:font-size-asian="26pt" style:font-size-complex="26pt"/>
    </style:style>
    <style:style style:name="Blackboard_20__28_black_29_-outline5" style:display-name="Blackboard (black)-outline5" style:family="presentation" style:parent-style-name="Blackboard_20__28_black_29_-outline4">
      <style:paragraph-properties fo:margin-left="0cm" fo:margin-right="0cm" fo:margin-top="0.099cm" fo:margin-bottom="0cm" fo:text-indent="0cm"/>
      <style:text-properties fo:color="#ffffff" style:font-name="Garamond" fo:font-family="Garamond" style:font-family-generic="roman" fo:font-size="26pt" style:font-size-asian="26pt" style:font-size-complex="26pt"/>
    </style:style>
    <style:style style:name="Blackboard_20__28_black_29_-outline6" style:display-name="Blackboard (black)-outline6" style:family="presentation" style:parent-style-name="Blackboard_20__28_black_29_-outline5">
      <style:paragraph-properties fo:margin-left="0cm" fo:margin-right="0cm" fo:margin-top="0.099cm" fo:margin-bottom="0cm" fo:text-indent="0cm"/>
      <style:text-properties fo:color="#ffffff" style:font-name="Garamond" fo:font-family="Garamond" style:font-family-generic="roman" fo:font-size="26pt" style:font-size-asian="26pt" style:font-size-complex="26pt"/>
    </style:style>
    <style:style style:name="Blackboard_20__28_black_29_-outline7" style:display-name="Blackboard (black)-outline7" style:family="presentation" style:parent-style-name="Blackboard_20__28_black_29_-outline6">
      <style:paragraph-properties fo:margin-left="0cm" fo:margin-right="0cm" fo:margin-top="0.099cm" fo:margin-bottom="0cm" fo:text-indent="0cm"/>
      <style:text-properties fo:color="#ffffff" style:font-name="Garamond" fo:font-family="Garamond" style:font-family-generic="roman" fo:font-size="26pt" style:font-size-asian="26pt" style:font-size-complex="26pt"/>
    </style:style>
    <style:style style:name="Blackboard_20__28_black_29_-outline8" style:display-name="Blackboard (black)-outline8" style:family="presentation" style:parent-style-name="Blackboard_20__28_black_29_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ckboard_20__28_black_29_-outline9" style:display-name="Blackboard (black)-outline9" style:family="presentation" style:parent-style-name="Blackboard_20__28_black_29_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ckboard_20__28_black_29_-subtitle" style:display-name="Blackboard (black)-subtitle" style:family="presentation">
      <style:graphic-properties draw:stroke="none" draw:fill="none" draw:textarea-vertical-align="middle">
        <text:list-style style:name="Blackboard_20__28_black_29_-subtitle" style:display-name="Blackboard (black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board_20__28_black_29_-title" style:display-name="Blackboard (black)-title" style:family="presentation">
      <style:graphic-properties draw:stroke="none" draw:fill="none" draw:textarea-vertical-align="middle">
        <text:list-style style:name="Blackboard_20__28_black_29_-title" style:display-name="Blackboard (black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Garamond" fo:font-family="Garamond" style:font-family-generic="roman" fo:font-size="3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Blackboard_20__28_white_29_-background" style:display-name="Blackboard (white)-background" style:family="presentation">
      <style:graphic-properties draw:stroke="none" draw:fill="none"/>
      <style:text-properties style:letter-kerning="true"/>
    </style:style>
    <style:style style:name="Blackboard_20__28_white_29_-backgroundobjects" style:display-name="Blackboard (white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board_20__28_white_29_-notes" style:display-name="Blackboard (white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board_20__28_white_29_-outline1" style:display-name="Blackboard (white)-outline1" style:family="presentation">
      <style:graphic-properties draw:stroke="none" draw:fill="none" draw:auto-grow-height="false" draw:fit-to-size="shrink-to-fit" style:shrink-to-fit="true">
        <text:list-style style:name="Blackboard_20__28_white_29_-outline1" style:display-name="Blackboard (white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Garamond" fo:font-family="Garamond" style:font-family-generic="roman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Blackboard_20__28_white_29_-outline2" style:display-name="Blackboard (white)-outline2" style:family="presentation" style:parent-style-name="Blackboard_20__28_white_29_-outline1">
      <style:paragraph-properties fo:margin-top="0.4cm" fo:margin-bottom="0cm"/>
      <style:text-properties style:font-name="Garamond" fo:font-family="Garamond" style:font-family-generic="roman" fo:font-size="26pt" style:font-size-asian="26pt" style:font-size-complex="26pt"/>
    </style:style>
    <style:style style:name="Blackboard_20__28_white_29_-outline3" style:display-name="Blackboard (white)-outline3" style:family="presentation" style:parent-style-name="Blackboard_20__28_white_29_-outline2">
      <style:paragraph-properties fo:margin-top="0.3cm" fo:margin-bottom="0cm"/>
      <style:text-properties style:font-name="Garamond" fo:font-family="Garamond" style:font-family-generic="roman" fo:font-size="26pt" style:font-size-asian="26pt" style:font-size-complex="26pt"/>
    </style:style>
    <style:style style:name="Blackboard_20__28_white_29_-outline4" style:display-name="Blackboard (white)-outline4" style:family="presentation" style:parent-style-name="Blackboard_20__28_white_29_-outline3">
      <style:paragraph-properties fo:margin-top="0.2cm" fo:margin-bottom="0cm"/>
      <style:text-properties style:font-name="Garamond" fo:font-family="Garamond" style:font-family-generic="roman" fo:font-size="26pt" style:font-size-asian="26pt" style:font-size-complex="26pt"/>
    </style:style>
    <style:style style:name="Blackboard_20__28_white_29_-outline5" style:display-name="Blackboard (white)-outline5" style:family="presentation" style:parent-style-name="Blackboard_20__28_white_29_-outline4">
      <style:paragraph-properties fo:margin-top="0.1cm" fo:margin-bottom="0cm"/>
      <style:text-properties style:font-name="Garamond" fo:font-family="Garamond" style:font-family-generic="roman" fo:font-size="26pt" style:font-size-asian="26pt" style:font-size-complex="26pt"/>
    </style:style>
    <style:style style:name="Blackboard_20__28_white_29_-outline6" style:display-name="Blackboard (white)-outline6" style:family="presentation" style:parent-style-name="Blackboard_20__28_white_29_-outline5">
      <style:paragraph-properties fo:margin-top="0.1cm" fo:margin-bottom="0cm"/>
      <style:text-properties style:font-name="Garamond" fo:font-family="Garamond" style:font-family-generic="roman" fo:font-size="26pt" style:font-size-asian="26pt" style:font-size-complex="26pt"/>
    </style:style>
    <style:style style:name="Blackboard_20__28_white_29_-outline7" style:display-name="Blackboard (white)-outline7" style:family="presentation" style:parent-style-name="Blackboard_20__28_white_29_-outline6">
      <style:paragraph-properties fo:margin-top="0.1cm" fo:margin-bottom="0cm"/>
      <style:text-properties style:font-name="Garamond" fo:font-family="Garamond" style:font-family-generic="roman" fo:font-size="26pt" style:font-size-asian="26pt" style:font-size-complex="26pt"/>
    </style:style>
    <style:style style:name="Blackboard_20__28_white_29_-outline8" style:display-name="Blackboard (white)-outline8" style:family="presentation" style:parent-style-name="Blackboard_20__28_white_29_-outline7">
      <style:paragraph-properties fo:margin-top="0.1cm" fo:margin-bottom="0cm"/>
      <style:text-properties fo:font-size="20pt" style:font-size-asian="20pt" style:font-size-complex="20pt"/>
    </style:style>
    <style:style style:name="Blackboard_20__28_white_29_-outline9" style:display-name="Blackboard (white)-outline9" style:family="presentation" style:parent-style-name="Blackboard_20__28_white_29_-outline8">
      <style:paragraph-properties fo:margin-top="0.1cm" fo:margin-bottom="0cm"/>
      <style:text-properties fo:font-size="20pt" style:font-size-asian="20pt" style:font-size-complex="20pt"/>
    </style:style>
    <style:style style:name="Blackboard_20__28_white_29_-subtitle" style:display-name="Blackboard (white)-subtitle" style:family="presentation">
      <style:graphic-properties draw:stroke="none" draw:fill="none" draw:textarea-vertical-align="middle">
        <text:list-style style:name="Blackboard_20__28_white_29_-subtitle" style:display-name="Blackboard (white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board_20__28_white_29_-title" style:display-name="Blackboard (white)-title" style:family="presentation">
      <style:graphic-properties draw:stroke="none" draw:fill="none" draw:textarea-vertical-align="middle">
        <text:list-style style:name="Blackboard_20__28_white_29_-title" style:display-name="Blackboard (white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Garamond" fo:font-family="Garamond" style:font-family-generic="roman" fo:font-size="3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 draw:fill-color="#00000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0000" style:text-outline="false" style:text-line-through-style="none" style:text-line-through-type="none" style:font-name="Garamond" fo:font-family="Garamond" style:font-family-generic="roman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color="#000000" style:font-name="Garamond" fo:font-family="Garamond" style:font-family-generic="roman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color="#000000" style:font-name="Garamond" fo:font-family="Garamond" style:font-family-generic="roman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color="#000000" style:font-name="Garamond" fo:font-family="Garamond" style:font-family-generic="roman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color="#000000" style:font-name="Garamond" fo:font-family="Garamond" style:font-family-generic="roman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color="#000000" style:font-name="Garamond" fo:font-family="Garamond" style:font-family-generic="roman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color="#000000" style:font-name="Garamond" fo:font-family="Garamond" style:font-family-generic="roman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style:text-outline="false" style:text-line-through-style="none" style:text-line-through-type="none" style:font-name="Garamond" fo:font-family="Garamond" style:font-family-generic="roman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26.3999996185303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3.1000003814697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247cm" fo:margin-bottom="0cm" fo:text-indent="0cm"/>
      <style:text-properties fo:font-variant="normal" fo:text-transform="none" style:text-line-through-style="none" style:text-line-through-type="none" style:text-position="0% 100%" fo:font-size="19.799999237060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165cm" fo:margin-bottom="0cm" fo:text-indent="0cm"/>
      <style:text-properties fo:font-variant="normal" fo:text-transform="none" style:text-line-through-style="none" style:text-line-through-type="none" style:text-position="0% 100%" fo:font-size="16.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6.4000015258789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none" draw:fill-color="#000000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Blackboard_20__28_black_29_-title">
      <style:graphic-properties draw:auto-grow-height="false" fo:min-height="2.63cm"/>
      <style:paragraph-properties style:writing-mode="lr-tb"/>
    </style:style>
    <style:style style:name="Mpr2" style:family="presentation" style:parent-style-name="Blackboard_20__28_black_29_-outline1">
      <style:graphic-properties fo:min-height="9.135cm"/>
      <style:paragraph-properties style:writing-mode="lr-tb"/>
    </style:style>
    <style:style style:name="Mpr3" style:family="presentation" style:parent-style-name="Blackboard_20__28_black_29_-backgroundobjects">
      <style:graphic-properties svg:stroke-width="0.053cm" svg:stroke-color="#ffffff" draw:marker-start-width="0.279cm" draw:marker-end-width="0.279cm" draw:fill="none" draw:textarea-vertical-align="middle" fo:padding-top="0.026cm" fo:padding-bottom="0.026cm" fo:padding-left="0.026cm" fo:padding-right="0.026cm"/>
    </style:style>
    <style:style style:name="Mpr4" style:family="presentation" style:parent-style-name="Blackboard_20__28_black_29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Blackboard_20__28_black_29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Blackboard_20__28_black_29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Blackboard_20__28_white_29_-title">
      <style:graphic-properties draw:auto-grow-height="false" fo:min-height="2.629cm"/>
      <style:paragraph-properties style:writing-mode="lr-tb"/>
    </style:style>
    <style:style style:name="Mpr8" style:family="presentation" style:parent-style-name="Blackboard_20__28_white_29_-outline1">
      <style:graphic-properties fo:min-height="9.133cm"/>
      <style:paragraph-properties style:writing-mode="lr-tb"/>
    </style:style>
    <style:style style:name="Mpr9" style:family="presentation" style:parent-style-name="Blackboard_20__28_white_29_-backgroundobjects">
      <style:graphic-properties svg:stroke-width="0.053cm" svg:stroke-color="#000000" draw:marker-start-width="0.279cm" draw:marker-end-width="0.279cm" draw:fill="none" draw:textarea-vertical-align="middle" fo:padding-top="0.026cm" fo:padding-bottom="0.026cm" fo:padding-left="0.026cm" fo:padding-right="0.026cm"/>
    </style:style>
    <style:style style:name="Mpr10" style:family="presentation" style:parent-style-name="Blackboard_20__28_white_29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Blackboard_20__28_white_29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Blackboard_20__28_white_29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3" style:family="presentation" style:parent-style-name="Default-title">
      <style:graphic-properties draw:auto-grow-height="false" fo:min-height="2.629cm"/>
      <style:paragraph-properties style:writing-mode="lr-tb"/>
    </style:style>
    <style:style style:name="Mpr14" style:family="presentation" style:parent-style-name="Default-outline1">
      <style:graphic-properties fo:min-height="9.133cm"/>
      <style:paragraph-properties style:writing-mode="lr-tb"/>
    </style:style>
    <style:style style:name="Mpr15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6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7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fo:font-weight="normal" style:font-size-asian="14pt" style:font-weight-asian="normal" style:font-size-complex="14pt" style:font-weight-complex="normal"/>
    </style:style>
    <style:style style:name="MT3" style:family="text">
      <style:text-properties fo:color="#ffffff" fo:font-size="14pt" fo:background-color="transparent" style:font-size-asian="14pt" style:font-size-complex="14pt"/>
    </style:style>
    <style:style style:name="MT4" style:family="text">
      <style:text-properties fo:color="#000000" fo:font-size="14pt" fo:background-color="transparen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Blackboard_20__28_black_29_" style:display-name="Blackboard (black)" style:page-layout-name="PM1" draw:style-name="Mdp1">
      <draw:frame presentation:style-name="Mpr1" draw:text-style-name="MP5" draw:layer="backgroundobjects" svg:width="25.191cm" svg:height="1.651cm" svg:x="1.399cm" svg:y="0.1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10.668cm" svg:x="1.399cm" svg:y="3.073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presentation:style-name="Mpr3" draw:text-style-name="MP6" draw:layer="backgroundobjects" svg:x1="1.295cm" svg:y1="1.932cm" svg:x2="26.695cm" svg:y2="1.932cm">
        <text:p/>
      </draw:line>
      <draw:frame presentation:style-name="Mpr4" draw:text-style-name="MP4" draw:layer="backgroundobjects" svg:width="5cm" svg:height="1.148cm" svg:x="21.89cm" svg:y="14.346cm">
        <draw:text-box>
          <text:p text:style-name="MP7"><text:span text:style-name="MT2"/></text:p>
          <text:p text:style-name="MP7"><text:span text:style-name="MT3"><text:page-number>&lt;number&gt;</text:page-number></text:span></text:p>
        </draw:text-box>
      </draw:frame>
      <presentation:notes style:page-layout-name="PM0">
        <draw:page-thumbnail presentation:style-name="Blackboard_20__28_black_29_-title" draw:layer="backgroundobjects" svg:width="18.624cm" svg:height="10.476cm" svg:x="1.482cm" svg:y="2.123cm" presentation:class="page"/>
        <draw:frame presentation:style-name="Blackboard_20__28_black_29_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board_20__28_white_29_" style:display-name="Blackboard (white)" style:page-layout-name="PM1" draw:style-name="Mdp2">
      <draw:frame presentation:style-name="Mpr7" draw:text-style-name="MP5" draw:layer="backgroundobjects" svg:width="25.19cm" svg:height="1.651cm" svg:x="1.399cm" svg:y="0.127cm" presentation:class="title">
        <draw:text-box>
          <text:p>Click to edit the title text format</text:p>
        </draw:text-box>
      </draw:frame>
      <draw:frame presentation:style-name="Mpr8" draw:text-style-name="MP5" draw:layer="backgroundobjects" svg:width="25.19cm" svg:height="10.668cm" svg:x="1.399cm" svg:y="3.0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presentation:style-name="Mpr9" draw:text-style-name="MP6" draw:layer="backgroundobjects" svg:x1="1.295cm" svg:y1="1.932cm" svg:x2="26.695cm" svg:y2="1.932cm">
        <text:p/>
      </draw:line>
      <draw:frame presentation:style-name="Mpr10" draw:text-style-name="MP4" draw:layer="backgroundobjects" svg:width="5cm" svg:height="1.148cm" svg:x="21.89cm" svg:y="14.346cm">
        <draw:text-box>
          <text:p text:style-name="MP7"><text:span text:style-name="MT2"/></text:p>
          <text:p text:style-name="MP7"><text:span text:style-name="MT4"><text:page-number>&lt;number&gt;</text:page-number></text:span></text:p>
        </draw:text-box>
      </draw:frame>
      <presentation:notes style:page-layout-name="PM0">
        <draw:page-thumbnail presentation:style-name="Blackboard_20__28_white_29_-title" draw:layer="backgroundobjects" svg:width="18.621cm" svg:height="10.476cm" svg:x="1.484cm" svg:y="2.123cm" presentation:class="page"/>
        <draw:frame presentation:style-name="Blackboard_20__28_white_29_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Mpr13" draw:text-style-name="MP5" draw:layer="backgroundobjects" svg:width="25.19cm" svg:height="7.874cm" svg:x="1.4cm" svg:y="4.572cm" presentation:class="title">
        <draw:text-box>
          <text:p>Click to edit the title text format</text:p>
        </draw:text-box>
      </draw:frame>
      <draw:frame presentation:style-name="Mpr14" draw:text-style-name="MP5" draw:layer="backgroundobjects" svg:width="10.922cm" svg:height="3.048cm" svg:x="8.382cm" svg:y="10.4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1cm" svg:height="10.476cm" svg:x="1.484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4">
      <draw:frame draw:name="PlaceHolder 1" presentation:style-name="Title_20_Slide-title" draw:layer="backgroundobjects" svg:width="25.19cm" svg:height="2.628cm" svg:x="1.399cm" svg:y="0.628cm" presentation:class="title" presentation:placeholder="true" presentation:user-transformed="true">
        <draw:text-box/>
      </draw:frame>
      <draw:frame presentation:style-name="Title_20_Slide-outline1" draw:layer="backgroundobjects" svg:width="25.191cm" svg:height="9.133cm" svg:x="1.399cm" svg:y="3.684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9T11:55:47.951984710</meta:creation-date>
    <dc:date>2022-08-24T14:04:20.434443855</dc:date>
    <meta:editing-duration>P4DT23H36M3S</meta:editing-duration>
    <meta:editing-cycles>1035</meta:editing-cycles>
    <meta:generator>LibreOffice/6.4.7.2$Linux_X86_64 LibreOffice_project/40$Build-2</meta:generator>
    <meta:document-statistic meta:object-count="98"/>
  </office:meta>
</office:document-meta>
</file>